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E61071CA87A69215.png" manifest:media-type="image/png"/>
  <manifest:file-entry manifest:full-path="Pictures/1000000000000355000001E0BE9A7B7426C4FD2E.png" manifest:media-type="image/png"/>
  <manifest:file-entry manifest:full-path="Pictures/1000000000000355000001E03A9CA51726B990A5.png" manifest:media-type="image/png"/>
  <manifest:file-entry manifest:full-path="Pictures/1000000000000355000001E04472921E6DE90AA2.png" manifest:media-type="image/png"/>
  <manifest:file-entry manifest:full-path="Pictures/1000000000000355000001E091D507D9723F2E7C.jpg" manifest:media-type="image/jpeg"/>
  <manifest:file-entry manifest:full-path="Pictures/1000000000000355000001E02A980B9A7EE4D6B8.jpg" manifest:media-type="image/jpeg"/>
  <manifest:file-entry manifest:full-path="Pictures/1000000000000355000001E0C48B54ECFDC040DF.png" manifest:media-type="image/png"/>
  <manifest:file-entry manifest:full-path="Pictures/1000000000000355000001E0251ACF6EDF2A4523.jpg" manifest:media-type="image/jpeg"/>
  <manifest:file-entry manifest:full-path="Pictures/1000000000000355000001E060DB773BE67AFEBB.jpg" manifest:media-type="image/jpeg"/>
  <manifest:file-entry manifest:full-path="Pictures/1000000000000355000001E0853BC70ADFC6F990.jpg" manifest:media-type="image/jpeg"/>
  <manifest:file-entry manifest:full-path="Pictures/1000000000000355000001E0BAD3DE8F395AE2B0.png" manifest:media-type="image/png"/>
  <manifest:file-entry manifest:full-path="Pictures/1000000000000355000001E05DC92EC4D150F78E.jpg" manifest:media-type="image/jpeg"/>
  <manifest:file-entry manifest:full-path="Pictures/1000000000000355000001E0A01A16A0FCCE6395.jpg" manifest:media-type="image/jpeg"/>
  <manifest:file-entry manifest:full-path="Pictures/1000000000000355000001E0AFEFA05256B5902A.jpg" manifest:media-type="image/jpeg"/>
  <manifest:file-entry manifest:full-path="Pictures/1000000000000355000001E048393F15249A1EE0.jpg" manifest:media-type="image/jpeg"/>
  <manifest:file-entry manifest:full-path="Pictures/1000000000000355000001E0390F5A663F3CF121.jpg" manifest:media-type="image/jpeg"/>
  <manifest:file-entry manifest:full-path="Pictures/10000000000004700000028058AE8624300311A5.png" manifest:media-type="image/png"/>
  <manifest:file-entry manifest:full-path="Pictures/1000000000000355000001E0B3BF107EA90E1F4A.jpg" manifest:media-type="image/jpeg"/>
  <manifest:file-entry manifest:full-path="Pictures/1000000000000355000001E02EA46DB506D5446B.jpg" manifest:media-type="image/jpeg"/>
  <manifest:file-entry manifest:full-path="Pictures/1000000000000355000001E07F1B9DEEB6EF47DF.jpg" manifest:media-type="image/jpeg"/>
  <manifest:file-entry manifest:full-path="Pictures/1000000000000355000001E0AAED8FCAF89FDC89.jpg" manifest:media-type="image/jpeg"/>
  <manifest:file-entry manifest:full-path="Pictures/1000000000000355000001E028FC2609454D534F.jpg" manifest:media-type="image/jpeg"/>
  <manifest:file-entry manifest:full-path="Pictures/1000000000000355000001E06567982419E56EFF.png" manifest:media-type="image/png"/>
  <manifest:file-entry manifest:full-path="Pictures/100000000000047000000280B7F6019995663AB9.png" manifest:media-type="image/png"/>
  <manifest:file-entry manifest:full-path="Pictures/1000000000000355000001E0C3A37D4A367D8837.jpg" manifest:media-type="image/jpeg"/>
  <manifest:file-entry manifest:full-path="Pictures/1000000000000355000001E00B05C6B4CFCC4B4C.jpg" manifest:media-type="image/jpeg"/>
  <manifest:file-entry manifest:full-path="Pictures/1000000000000355000001E09FB758B6B5A5F5A3.png" manifest:media-type="image/png"/>
  <manifest:file-entry manifest:full-path="Pictures/1000000000000355000001E0512C12348E1117B1.png" manifest:media-type="image/png"/>
  <manifest:file-entry manifest:full-path="Pictures/1000000000000355000001E0F59CF20BB909957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5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94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844cm" fo:min-width="10.594cm" fo:padding-top="0.178cm" fo:padding-bottom="0.178cm" fo:padding-left="0.303cm" fo:padding-right="0.303cm"/>
    </style:style>
    <style:style style:name="gr28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2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194cm" fo:min-width="0cm" fo:padding-top="0.178cm" fo:padding-bottom="0.178cm" fo:padding-left="0.303cm" fo:padding-right="0.303cm"/>
    </style:style>
    <style:style style:name="gr3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3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36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3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3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44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6.644cm" fo:min-width="7.594cm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94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46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09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02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50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612cm" fo:min-width="16.802cm" fo:padding-top="0.178cm" fo:padding-bottom="0.178cm" fo:padding-left="0.303cm" fo:padding-right="0.303cm"/>
    </style:style>
    <style:style style:name="gr6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21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91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812cm" fo:min-width="11.394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394cm" fo:padding-top="0.178cm" fo:padding-bottom="0.178cm" fo:padding-left="0.303cm" fo:padding-right="0.30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9" style:family="paragraph">
      <style:paragraph-properties fo:text-align="center"/>
      <style:text-properties style:font-size-asian="16pt"/>
    </style:style>
    <style:style style:name="P10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3" style:family="paragraph">
      <style:paragraph-properties fo:text-align="center"/>
      <style:text-properties style:font-size-asian="20pt"/>
    </style:style>
    <style:style style:name="P14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P15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16" style:family="paragraph">
      <loext:graphic-properties draw:fill-color="#ffffff"/>
      <style:text-properties style:font-size-asian="20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04cm" svg:height="2.2cm" svg:x="18.4cm" svg:y="2cm">
          <text:p text:style-name="P1"><text:span text:style-name="T1">プロジェクト名</text:span></text:p>
          <text:p text:style-name="P1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24056.4145009104 -14151.3857337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1.8cm" svg:y="3cm">
          <text:p text:style-name="P1"><text:span text:style-name="T1">ステータス</text:span></text:p>
          <text:p text:style-name="P1"><text:span text:style-name="T1">Status</text:span></text:p>
          <draw:enhanced-geometry svg:viewBox="0 0 21600 21600" draw:mirror-horizontal="false" draw:mirror-vertical="false" draw:text-areas="800 800 20800 20800" draw:type="round-rectangular-callout" draw:modifiers="16562.0261546102 -26597.9010494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0cm" svg:y="2.8cm">
          <text:p text:style-name="P1"><text:span text:style-name="T1">ヒント</text:span></text:p>
          <text:p text:style-name="P1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032.00132647986 -25399.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1cm" svg:y="9.2cm">
          <text:p text:style-name="P1"><text:span text:style-name="T1">メニュー</text:span></text:p>
          <text:p text:style-name="P1"><text:span text:style-name="T1">Menus</text:span></text:p>
          <draw:enhanced-geometry svg:viewBox="0 0 21600 21600" draw:mirror-horizontal="false" draw:mirror-vertical="false" draw:text-areas="800 800 20800 20800" draw:type="round-rectangular-callout" draw:modifiers="2560.10594272471 49971.467514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8cm" svg:y="9cm">
          <text:p text:style-name="P1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8750.2731335872 52375.8291685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6.4cm" svg:y="9.2cm">
          <text:p text:style-name="P1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0479.9867571594 55214.3928035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39cm" svg:height="1.6cm" svg:x="22.773cm" svg:y="8.918cm">
          <text:p text:style-name="P1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485.9504132231 71302.9356652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5.76cm" svg:y="5.2cm">
          <text:p text:style-name="P1"><text:span text:style-name="T1">トップバー</text:span></text:p>
          <text:p text:style-name="P1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1534.7790100977 -44789.8228078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04cm" svg:height="2.4cm" svg:x="13.4cm" svg:y="6cm">
          <text:p text:style-name="P1"><text:span text:style-name="T1">ボトムバー</text:span></text:p>
          <text:p text:style-name="P1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7494.38834630028 70386.6722199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24cm" svg:height="2.2cm" svg:x="20.2cm" svg:y="5.6cm">
          <text:p text:style-name="P1"><text:span text:style-name="T1">プロジェクトステータス</text:span></text:p>
          <text:p text:style-name="P1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1683.5243750863 -49922.398909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>
        <draw:custom-shape draw:style-name="gr10" draw:text-style-name="P5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cm" svg:height="2cm" svg:x="10.2cm" svg:y="1cm">
          <text:p text:style-name="P1"><text:span text:style-name="T1">プロジェクト新規作成</text:span></text:p>
          <text:p text:style-name="P1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6.4cm" svg:height="2cm" svg:x="11cm" svg:y="9.4cm">
          <text:p text:style-name="P1"><text:span text:style-name="T1">ファイル操作</text:span></text:p>
          <text:p text:style-name="P1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21.2cm" svg:y="13.6cm">
          <text:p text:style-name="P1"><text:span text:style-name="T1">フォルダタブ</text:span></text:p>
          <text:p text:style-name="P1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3814.29282042779 7232.3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6.2cm" svg:height="2cm" svg:x="11cm" svg:y="13.6cm">
          <text:p text:style-name="P1"><text:span text:style-name="T1">プロジェクトコメント</text:span></text:p>
          <text:p text:style-name="P1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6.4cm" svg:height="2.2cm" svg:x="1cm" svg:y="1.4cm">
          <text:p text:style-name="P1"><text:span text:style-name="T2">プロジェクト情報</text:span></text:p>
          <text:p text:style-name="P1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cm" svg:y="10.8cm">
          <text:p text:style-name="P1"><text:span text:style-name="T2">ファイルリスト</text:span></text:p>
          <text:p text:style-name="P1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cm" svg:height="2cm" svg:x="11.8cm" svg:y="3.8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624.415393113607 32070.7646176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>
        <draw:custom-shape draw:style-name="gr14" draw:text-style-name="P6" draw:layer="layout" svg:width="6.4cm" svg:height="2.2cm" svg:x="19cm" svg:y="1.6cm">
          <text:p text:style-name="P1"><text:span text:style-name="T2">コードエリア</text:span></text:p>
          <text:p text:style-name="P1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2cm" svg:x="1cm" svg:y="8.2cm">
          <text:p text:style-name="P1"><text:span text:style-name="T1">コード選択</text:span></text:p>
          <text:p text:style-name="P1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6.6cm" svg:height="2cm" svg:x="8.8cm" svg:y="8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標準">
        <draw:custom-shape draw:style-name="gr19" draw:text-style-name="P5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cm" svg:y="1.6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6.4cm" svg:y="8.4cm">
          <text:p text:style-name="P1"><text:span text:style-name="T1">描画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cm" svg:y="1.4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3.8cm" svg:height="2cm" svg:x="0.6cm" svg:y="1.4cm">
          <text:p text:style-name="P7"><text:span text:style-name="T3">スタンプビュー</text:span></text:p>
          <text:p text:style-name="P7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cm" svg:y="8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8cm" svg:height="2cm" svg:x="0.512cm" svg:y="8.336cm">
          <text:p text:style-name="P7"><text:span text:style-name="T3">カラーパレット</text:span></text:p>
          <text:p text:style-name="P7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標準">
        <draw:custom-shape draw:style-name="gr24" draw:text-style-name="P2" draw:layer="layout" svg:width="6.2cm" svg:height="2.4cm" svg:x="5.751cm" svg:y="9.816cm">
          <text:p text:style-name="P1"><text:span text:style-name="T1">属性ビットパレット</text:span></text:p>
          <text:p text:style-name="P1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9cm" svg:height="2.4cm" svg:x="6.8cm" svg:y="5.2cm">
          <text:p text:style-name="P1"><text:span text:style-name="T1">チップ単位の属性ビットの値</text:span></text:p>
          <text:p text:style-name="P1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0" draw:layer="layout" svg:width="4.4cm" svg:height="2.4cm" svg:x="0.2cm" svg:y="10cm">
          <text:p text:style-name="P9"><text:span text:style-name="T4">０　１　２　３</text:span></text:p>
          <text:p text:style-name="P9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標準">
        <draw:custom-shape draw:style-name="gr27" draw:text-style-name="P5" draw:layer="layout" svg:width="11.2cm" svg:height="11.2cm" svg:x="4.88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32cm" svg:y="1.592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8.2cm" svg:y="6.2cm">
          <text:p text:style-name="P1"><text:span text:style-name="T1">配置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11.2cm" svg:height="11.2cm" svg:x="16.4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32cm" svg:y="1.392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3.8cm" svg:height="2cm" svg:x="0.632cm" svg:y="1.392cm">
          <text:p text:style-name="P7"><text:span text:style-name="T3">スタンプビュー</text:span></text:p>
          <text:p text:style-name="P7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32cm" svg:y="7.992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2" draw:layer="layout" svg:width="4.2cm" svg:height="2.2cm" svg:x="0.416cm" svg:y="7.688cm">
          <text:p text:style-name="P11"><text:span text:style-name="T5">Map</text:span><text:span text:style-name="T5">選択ビュー</text:span></text:p>
          <text:p text:style-name="P11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2cm" svg:height="2.4cm" svg:x="5.4cm" svg:y="9.4cm">
          <text:p text:style-name="P1"><text:span text:style-name="T1">Map</text:span><text:span text:style-name="T1">カーソルキー</text:span></text:p>
          <text:p text:style-name="P1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0.541cm" svg:height="0.55cm" svg:x="16.531cm" svg:y="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5.8cm" svg:height="2.4cm" svg:x="16.8cm" svg:y="4.4cm">
          <text:p text:style-name="P1"><text:span text:style-name="T1">チップ番号：</text:span><text:span text:style-name="T1">0</text:span></text:p>
          <text:p text:style-name="P1"><text:span text:style-name="T1">Chip number</text:span><text:span text:style-name="T1">：</text:span><text:span text:style-name="T1">0</text:span></text:p>
          <draw:enhanced-geometry svg:viewBox="0 0 21600 21600" draw:mirror-horizontal="false" draw:mirror-vertical="false" draw:text-areas="800 800 20800 20800" draw:type="round-rectangular-callout" draw:modifiers="249.474228581279 -25009.579341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標準">
        <draw:custom-shape draw:style-name="gr31" draw:text-style-name="P5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2cm" svg:height="2.2cm" svg:x="23cm" svg:y="11.208cm">
          <text:p text:style-name="P1"><text:span text:style-name="T2">鍵盤</text:span></text:p>
          <text:p text:style-name="P1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.6cm" svg:y="1.6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1.2cm" svg:y="7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1163.3563032023 29237.8175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" draw:layer="layout" svg:width="3cm" svg:height="2.4cm" svg:x="11.952cm" svg:y="2.008cm">
          <text:p text:style-name="P1"><text:span text:style-name="T1">ノート</text:span></text:p>
          <text:p text:style-name="P1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2.2cm" svg:height="2.6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4cm" svg:height="2.4cm" svg:x="9cm" svg:y="7.8cm">
          <text:p text:style-name="P1"><text:span text:style-name="T1">再生ツール</text:span></text:p>
          <text:p text:style-name="P1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449.452776651804 28014.3273635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5.4cm" svg:height="2.2cm" svg:x="19.8cm" svg:y="7cm">
          <text:p text:style-name="P1"><text:span text:style-name="T2">調整キー</text:span></text:p>
          <text:p text:style-name="P1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標準">
        <draw:custom-shape draw:style-name="gr37" draw:text-style-name="P5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2cm" svg:height="2.4cm" svg:x="6.2cm" svg:y="1.6cm">
          <text:p text:style-name="P1"><text:span text:style-name="T1">デバッグツール</text:span></text:p>
          <text:p text:style-name="P1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" draw:layer="layout" svg:width="6.6cm" svg:height="1.75cm" svg:x="1.8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" draw:layer="layout" svg:width="5.8cm" svg:height="1.8cm" svg:x="18.2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" draw:layer="layout" svg:width="3.8cm" svg:height="1.8cm" svg:x="18.8cm" svg:y="0.2cm">
          <text:p text:style-name="P1"><text:span text:style-name="T1">ボリューム</text:span></text:p>
          <text:p text:style-name="P1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4.399cm" svg:height="2.2cm" svg:x="13.201cm" svg:y="1.6cm">
          <text:p text:style-name="P1"><text:span text:style-name="T2">ログビュー</text:span></text:p>
          <text:p text:style-name="P1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1.2cm" svg:y="11cm">
          <text:p text:style-name="P1"><text:span text:style-name="T2">ログ詳細ビュー</text:span></text:p>
          <text:p text:style-name="P1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4" draw:layer="layout" svg:width="3.4cm" svg:height="3.6cm" svg:x="0.552cm" svg:y="7.48cm">
          <text:p text:style-name="P13"><text:span text:style-name="T6">２</text:span></text:p>
          <text:p text:style-name="P13"><text:span text:style-name="T6">０　　１</text:span></text:p>
          <text:p text:style-name="P13"><text:span text:style-name="T6">３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8.2cm" svg:height="7cm" svg:x="19.4cm" svg:y="6.8cm">
          <text:p text:style-name="P13"><text:span text:style-name="T6">６　　　　７</text:span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>４　　　　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標準">
        <draw:custom-shape draw:style-name="gr38" draw:text-style-name="P2" draw:layer="layout" svg:width="5.2cm" svg:height="2.4cm" svg:x="4cm" svg:y="1.185cm">
          <text:p text:style-name="P1"><text:span text:style-name="T1">メニューボタン</text:span></text:p>
          <text:p text:style-name="P1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標準">
        <draw:custom-shape draw:style-name="gr46" draw:text-style-name="P15" draw:layer="layout" svg:width="10.6cm" svg:height="2.4cm" svg:x="10.4cm" svg:y="4.8cm">
          <text:p text:style-name="P1"><text:span text:style-name="T1">「購入」ウィンドウを開くボタン</text:span></text:p>
          <text:p text:style-name="P1"><text:span text:style-name="T1">Button to open purchase window</text:span></text:p>
          <draw:enhanced-geometry svg:viewBox="0 0 21600 21600" draw:mirror-horizontal="false" draw:mirror-vertical="false" draw:text-areas="800 800 20800 20800" draw:type="round-rectangular-callout" draw:modifiers="10314.0458447316 -21608.9962515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標準"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標準">
        <draw:custom-shape draw:style-name="gr47" draw:text-style-name="P15" draw:layer="layout" svg:width="5.2cm" svg:height="2.4cm" svg:x="11.4cm" svg:y="1cm">
          <text:p text:style-name="P1"><text:span text:style-name="T1">ゲームを遊ぶ</text:span></text:p>
          <text:p text:style-name="P1"><text:span text:style-name="T1">Play the game</text:span></text:p>
          <draw:enhanced-geometry svg:viewBox="0 0 21600 21600" draw:mirror-horizontal="false" draw:mirror-vertical="false" draw:text-areas="800 800 20800 20800" draw:type="round-rectangular-callout" draw:modifiers="16184.4260719092 38234.069137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5" draw:layer="layout" svg:width="7.4cm" svg:height="2.4cm" svg:x="9.6cm" svg:y="10.6cm">
          <text:p text:style-name="P1"><text:span text:style-name="T1">サンプルフォルダタブ</text:span></text:p>
          <text:p text:style-name="P1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4">
          <draw:page-thumbnail draw:style-name="gr9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標準">
        <draw:custom-shape draw:style-name="gr49" draw:text-style-name="P15" draw:layer="layout" svg:width="7cm" svg:height="2.4cm" svg:x="10.2cm" svg:y="1cm">
          <text:p text:style-name="P1"><text:span text:style-name="T1">プロジェクトを開く</text:span></text:p>
          <text:p text:style-name="P1"><text:span text:style-name="T1">Open the project</text:span></text:p>
          <draw:enhanced-geometry svg:viewBox="0 0 21600 21600" draw:mirror-horizontal="false" draw:mirror-vertical="false" draw:text-areas="800 800 20800 20800" draw:type="round-rectangular-callout" draw:modifiers="12152.8924439366 37865.2228238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5" draw:layer="layout" svg:width="7.4cm" svg:height="2.4cm" svg:x="9.6cm" svg:y="10.6cm">
          <text:p text:style-name="P1"><text:span text:style-name="T1">サンプルフォルダタブ</text:span></text:p>
          <text:p text:style-name="P1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標準">
        <draw:custom-shape draw:style-name="gr50" draw:text-style-name="P15" draw:layer="layout" svg:width="5.4cm" svg:height="2.4cm" svg:x="4.2cm" svg:y="1cm">
          <text:p text:style-name="P1"><text:span text:style-name="T1">メニューボタン</text:span></text:p>
          <text:p text:style-name="P1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5387.00240696167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5" draw:layer="layout" svg:width="9cm" svg:height="2.4cm" svg:x="5.4cm" svg:y="5.8cm">
          <text:p text:style-name="P1"><text:span text:style-name="T1">ゲームパッドの方向ボタン</text:span></text:p>
          <text:p text:style-name="P1"><text:span text:style-name="T1">Gamepad directional buttons</text:span></text:p>
          <draw:enhanced-geometry svg:viewBox="0 0 21600 21600" draw:mirror-horizontal="false" draw:mirror-vertical="false" draw:text-areas="800 800 20800 20800" draw:type="round-rectangular-callout" draw:modifiers="-3232.44083990668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5" draw:layer="layout" svg:width="7cm" svg:height="2.4cm" svg:x="12.2cm" svg:y="11.8cm">
          <text:p text:style-name="P1"><text:span text:style-name="T1">ゲームパッドの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22692.1868304528 -21357.101207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標準">
        <draw:custom-shape draw:style-name="gr49" draw:text-style-name="P15" draw:layer="layout" svg:width="7cm" svg:height="2.4cm" svg:x="17cm" svg:y="12cm">
          <text:p text:style-name="P1"><text:span text:style-name="T1">ホーム画面に戻る</text:span></text:p>
          <text:p text:style-name="P1"><text:span text:style-name="T1">Back to Home Screen</text:span></text:p>
          <draw:enhanced-geometry svg:viewBox="0 0 21600 21600" draw:mirror-horizontal="false" draw:mirror-vertical="false" draw:text-areas="800 800 20800 20800" draw:type="round-rectangular-callout" draw:modifiers="1758.60591344094 -11254.310703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標準">
        <draw:custom-shape draw:style-name="gr52" draw:text-style-name="P15" draw:layer="layout" svg:width="9.6cm" svg:height="2.4cm" svg:x="15.6cm" svg:y="8.4cm">
          <text:p text:style-name="P1"><text:span text:style-name="T1">画面キーボードの</text:span><text:span text:style-name="T1">ON/OFF</text:span></text:p>
          <text:p text:style-name="P1"><text:span text:style-name="T1">ON/OFF of the screen keyboard</text:span></text:p>
          <draw:enhanced-geometry svg:viewBox="0 0 21600 21600" draw:mirror-horizontal="false" draw:mirror-vertical="false" draw:text-areas="800 800 20800 20800" draw:type="round-rectangular-callout" draw:modifiers="13935.048432455 38611.9117034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5" draw:layer="layout" svg:width="5cm" svg:height="2.4cm" svg:x="7.8cm" svg:y="9.4cm">
          <text:p text:style-name="P1"><text:span text:style-name="T1">Code</text:span><text:span text:style-name="T1">エディタ</text:span></text:p>
          <text:p text:style-name="P1"><text:span text:style-name="T1">Code Editor</text:span></text:p>
          <draw:enhanced-geometry svg:viewBox="0 0 21600 21600" draw:mirror-horizontal="false" draw:mirror-vertical="false" draw:text-areas="800 800 20800 20800" draw:type="round-rectangular-callout" draw:modifiers="8811.03779244151 44117.61765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標準">
        <draw:custom-shape draw:style-name="gr54" draw:text-style-name="P15" draw:layer="layout" svg:width="6cm" svg:height="2.4cm" svg:x="20cm" svg:y="9cm">
          <text:p text:style-name="P1"><text:span text:style-name="T1">元に戻す／やり直し</text:span></text:p>
          <text:p text:style-name="P1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20419.3967672055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標準">
        <draw:custom-shape draw:style-name="gr55" draw:text-style-name="P15" draw:layer="layout" svg:width="7.6cm" svg:height="2.4cm" svg:x="20cm" svg:y="9cm">
          <text:p text:style-name="P1"><text:span text:style-name="T1">タッチカーソルの</text:span><text:span text:style-name="T1">ON/OFF</text:span></text:p>
          <text:p text:style-name="P1"><text:span text:style-name="T1"><text:s/></text:span><text:span text:style-name="T1">Touch cursor ON/OFF</text:span></text:p>
          <draw:enhanced-geometry svg:viewBox="0 0 21600 21600" draw:mirror-horizontal="false" draw:mirror-vertical="false" draw:text-areas="800 800 20800 20800" draw:type="round-rectangular-callout" draw:modifiers="9661.88659386923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5" draw:layer="layout" svg:width="5cm" svg:height="2.4cm" svg:x="21cm" svg:y="1.6cm">
          <text:p text:style-name="P1"><text:span text:style-name="T1">タッチカーソル</text:span></text:p>
          <text:p text:style-name="P1"><text:span text:style-name="T1"><text:s/></text:span><text:span text:style-name="T1">Touch cursor</text:span></text:p>
          <draw:enhanced-geometry svg:viewBox="0 0 21600 21600" draw:mirror-horizontal="false" draw:mirror-vertical="false" draw:text-areas="800 800 20800 20800" draw:type="round-rectangular-callout" draw:modifiers="185.722855428914 30605.2478134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5" draw:layer="layout" svg:width="4cm" svg:height="2.4cm" svg:x="10.6cm" svg:y="9.4cm">
          <text:p text:style-name="P1"><text:span text:style-name="T1">Gfx</text:span><text:span text:style-name="T1">エディタ</text:span></text:p>
          <text:p text:style-name="P1"><text:span text:style-name="T1">Gfx Editor</text:span></text:p>
          <draw:enhanced-geometry svg:viewBox="0 0 21600 21600" draw:mirror-horizontal="false" draw:mirror-vertical="false" draw:text-areas="800 800 20800 20800" draw:type="round-rectangular-callout" draw:modifiers="7498.72531867033 43379.925031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標準">
        <draw:custom-shape draw:style-name="gr57" draw:text-style-name="P15" draw:layer="layout" svg:width="6.2cm" svg:height="2.4cm" svg:x="6.8cm" svg:y="7cm">
          <text:p text:style-name="P1"><text:span text:style-name="T1">Map</text:span><text:span text:style-name="T1">選択ビュー</text:span></text:p>
          <text:p text:style-name="P1"><text:span text:style-name="T1"><text:s/></text:span><text:span text:style-name="T1">Map selection view</text:span></text:p>
          <draw:enhanced-geometry svg:viewBox="0 0 21600 21600" draw:mirror-horizontal="false" draw:mirror-vertical="false" draw:text-areas="800 800 20800 20800" draw:type="round-rectangular-callout" draw:modifiers="-9283.01886792453 7322.94877134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6.4cm" svg:height="2.2cm" svg:x="9.233cm" svg:y="1.393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4.2cm" svg:height="2.4cm" svg:x="12.2cm" svg:y="9.8cm">
          <text:p text:style-name="P1"><text:span text:style-name="T1">Map</text:span><text:span text:style-name="T1">エディタ</text:span></text:p>
          <text:p text:style-name="P1"><text:span text:style-name="T1">Map Editor</text:span></text:p>
          <draw:enhanced-geometry svg:viewBox="0 0 21600 21600" draw:mirror-horizontal="false" draw:mirror-vertical="false" draw:text-areas="800 800 20800 20800" draw:type="round-rectangular-callout" draw:modifiers="9121.25684360866 41265.805914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標準">
        <draw:custom-shape draw:style-name="gr59" draw:text-style-name="P15" draw:layer="layout" svg:width="4.6cm" svg:height="2.4cm" svg:x="0.4cm" svg:y="8cm">
          <text:p text:style-name="P1"><text:span text:style-name="T1">Sfx</text:span><text:span text:style-name="T1">選択</text:span></text:p>
          <text:p text:style-name="P1"><text:span text:style-name="T1">Sfx selection</text:span></text:p>
          <draw:enhanced-geometry svg:viewBox="0 0 21600 21600" draw:mirror-horizontal="false" draw:mirror-vertical="false" draw:text-areas="800 800 20800 20800" draw:type="round-rectangular-callout" draw:modifiers="2976.39643555749 42579.2586422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5" draw:layer="layout" svg:width="4cm" svg:height="2.4cm" svg:x="14cm" svg:y="10.2cm">
          <text:p text:style-name="P1"><text:span text:style-name="T1">Sfx</text:span><text:span text:style-name="T1">エディタ</text:span></text:p>
          <text:p text:style-name="P1"><text:span text:style-name="T1">Sfx Editor</text:span></text:p>
          <draw:enhanced-geometry svg:viewBox="0 0 21600 21600" draw:mirror-horizontal="false" draw:mirror-vertical="false" draw:text-areas="800 800 20800 20800" draw:type="round-rectangular-callout" draw:modifiers="10122.4693826543 37667.3052894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5" draw:layer="layout" svg:width="3.6cm" svg:height="2.4cm" svg:x="8.2cm" svg:y="7.6cm">
          <text:p text:style-name="P1"><text:span text:style-name="T1">再生／停止</text:span></text:p>
          <text:p text:style-name="P1"><text:span text:style-name="T1">Play/Stop</text:span></text:p>
          <draw:enhanced-geometry svg:viewBox="0 0 21600 21600" draw:mirror-horizontal="false" draw:mirror-vertical="false" draw:text-areas="800 800 20800 20800" draw:type="round-rectangular-callout" draw:modifiers="4624.71535684532 32791.3369429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標準">
        <draw:custom-shape draw:style-name="gr61" draw:text-style-name="P5" draw:layer="layout" svg:width="17.408cm" svg:height="0.968cm" svg:x="0.592cm" svg:y="3.03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4.4cm" svg:height="2.4cm" svg:x="10.2cm" svg:y="5cm">
          <text:p text:style-name="P1"><text:span text:style-name="T1">変更した行</text:span></text:p>
          <text:p text:style-name="P1"><text:span text:style-name="T1">Changed line</text:span></text:p>
          <draw:enhanced-geometry svg:viewBox="0 0 21600 21600" draw:mirror-horizontal="false" draw:mirror-vertical="false" draw:text-areas="800 800 20800 20800" draw:type="round-rectangular-callout" draw:modifiers="284.662576687117 -8798.33402748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標準">
        <draw:custom-shape draw:style-name="gr63" draw:text-style-name="P15" draw:layer="layout" svg:width="2.973cm" svg:height="2.4cm" svg:x="2.4cm" svg:y="5.2cm">
          <text:p text:style-name="P1"><text:span text:style-name="T1">一時停止</text:span></text:p>
          <text:p text:style-name="P1"><text:span text:style-name="T1">Pause</text:span></text:p>
          <draw:enhanced-geometry svg:viewBox="0 0 21600 21600" draw:mirror-horizontal="false" draw:mirror-vertical="false" draw:text-areas="800 800 20800 20800" draw:type="round-rectangular-callout" draw:modifiers="4197.98251513114 -17587.671803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5" draw:layer="layout" svg:width="4.2cm" svg:height="2.4cm" svg:x="0.2cm" svg:y="8.2cm">
          <text:p text:style-name="P1"><text:span text:style-name="T1">デバッグ実行</text:span></text:p>
          <text:p text:style-name="P1"><text:span text:style-name="T1">Debug run</text:span></text:p>
          <draw:enhanced-geometry svg:viewBox="0 0 21600 21600" draw:mirror-horizontal="false" draw:mirror-vertical="false" draw:text-areas="800 800 20800 20800" draw:type="round-rectangular-callout" draw:modifiers="6833.23018328969 -44576.4264889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5" draw:layer="layout" svg:width="5.6cm" svg:height="2.4cm" svg:x="5.6cm" svg:y="0.4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3293.4118907338 34275.718450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5" draw:layer="layout" svg:width="4.8cm" svg:height="2.4cm" svg:x="18.8cm" svg:y="10.4cm">
          <text:p text:style-name="P1"><text:span text:style-name="T1">デバッグモード</text:span></text:p>
          <text:p text:style-name="P1"><text:span text:style-name="T1">Debug Mode</text:span></text:p>
          <draw:enhanced-geometry svg:viewBox="0 0 21600 21600" draw:mirror-horizontal="false" draw:mirror-vertical="false" draw:text-areas="800 800 20800 20800" draw:type="round-rectangular-callout" draw:modifiers="-2182.04540720683 36470.8038317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標準"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5" draw:master-page-name="標準">
        <draw:custom-shape draw:style-name="gr50" draw:text-style-name="P15" draw:layer="layout" svg:width="5.4cm" svg:height="2.4cm" svg:x="22.4cm" svg:y="3.8cm">
          <text:p text:style-name="P1"><text:span text:style-name="T1">画面キーボード</text:span></text:p>
          <text:p text:style-name="P1"><text:span text:style-name="T1">Screen keyboard</text:span></text:p>
          <draw:enhanced-geometry svg:viewBox="0 0 21600 21600" draw:mirror-horizontal="false" draw:mirror-vertical="false" draw:text-areas="800 800 20800 20800" draw:type="round-rectangular-callout" draw:modifiers="1895.64895389743 -4030.32069970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5" draw:layer="layout" svg:width="4.6cm" svg:height="2.4cm" svg:x="16.6cm" svg:y="9.2cm">
          <text:p text:style-name="P1"><text:span text:style-name="T1">Enter</text:span><text:span text:style-name="T1">で保存</text:span></text:p>
          <text:p text:style-name="P1"><text:span text:style-name="T1">Enter to save</text:span></text:p>
          <draw:enhanced-geometry svg:viewBox="0 0 21600 21600" draw:mirror-horizontal="false" draw:mirror-vertical="false" draw:text-areas="800 800 20800 20800" draw:type="round-rectangular-callout" draw:modifiers="26942.4907628776 -422.823823406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6" draw:master-page-name="標準">
        <draw:custom-shape draw:style-name="gr66" draw:text-style-name="P15" draw:layer="layout" svg:width="6.4cm" svg:height="2.4cm" svg:x="18.8cm" svg:y="10.2cm">
          <text:p text:style-name="P1"><text:span text:style-name="T1">プロジェクトフォルダ</text:span></text:p>
          <text:p text:style-name="P1"><text:span text:style-name="T1">Project folder</text:span></text:p>
          <draw:enhanced-geometry svg:viewBox="0 0 21600 21600" draw:mirror-horizontal="false" draw:mirror-vertical="false" draw:text-areas="800 800 20800 20800" draw:type="round-rectangular-callout" draw:modifiers="2888.54866427121 31513.8692211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15" draw:layer="layout" svg:width="6cm" svg:height="2.4cm" svg:x="12cm" svg:y="7.8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1302.98283619397 -10102.7905039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5" draw:layer="layout" svg:width="7cm" svg:height="2.4cm" svg:x="20.6cm" svg:y="5.4cm">
          <text:p text:style-name="P1"><text:span text:style-name="T1">セーブしたプロジェクト</text:span></text:p>
          <text:p text:style-name="P1"><text:span text:style-name="T1">Saved project</text:span></text:p>
          <draw:enhanced-geometry svg:viewBox="0 0 21600 21600" draw:mirror-horizontal="false" draw:mirror-vertical="false" draw:text-areas="800 800 20800 20800" draw:type="round-rectangular-callout" draw:modifiers="2795.25782031138 -7808.74635568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7" draw:master-page-name="標準">
        <draw:custom-shape draw:style-name="gr66" draw:text-style-name="P15" draw:layer="layout" svg:width="6.4cm" svg:height="2.4cm" svg:x="10.2cm" svg:y="1cm">
          <text:p text:style-name="P1"><text:span text:style-name="T1">プロジェクト新規作成</text:span></text:p>
          <text:p text:style-name="P1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5031.8387751914 7170.0124947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4">
          <draw:page-thumbnail draw:style-name="gr9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8" draw:master-page-name="標準">
        <draw:custom-shape draw:style-name="gr66" draw:text-style-name="P15" draw:layer="layout" svg:width="6.4cm" svg:height="2.4cm" svg:x="17.6cm" svg:y="1.6cm">
          <text:p text:style-name="P1"><text:span text:style-name="T1">補完ポップアップ</text:span></text:p>
          <text:p text:style-name="P1"><text:span text:style-name="T1">Completion popup</text:span></text:p>
          <draw:enhanced-geometry svg:viewBox="0 0 21600 21600" draw:mirror-horizontal="false" draw:mirror-vertical="false" draw:text-areas="800 800 20800 20800" draw:type="round-rectangular-callout" draw:modifiers="-4373.31666927043 12378.8421491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9" draw:master-page-name="標準">
        <draw:custom-shape draw:style-name="gr67" draw:text-style-name="P5" draw:layer="layout" svg:width="12cm" svg:height="1.168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0" draw:master-page-name="標準"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1" draw:master-page-name="標準">
        <draw:custom-shape draw:style-name="gr68" draw:text-style-name="P5" draw:layer="layout" svg:width="12cm" svg:height="2.6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2" draw:master-page-name="標準"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4472921E6DE90AA2.png" xlink:type="simple" xlink:show="embed" xlink:actuate="onLoad"/>
    <draw:fill-image draw:name="Bitmap_20_10" draw:display-name="Bitmap 10" xlink:href="Pictures/1000000000000355000001E0512C12348E1117B1.png" xlink:type="simple" xlink:show="embed" xlink:actuate="onLoad"/>
    <draw:fill-image draw:name="Bitmap_20_11" draw:display-name="Bitmap 11" xlink:href="Pictures/10000000000004700000028058AE8624300311A5.png" xlink:type="simple" xlink:show="embed" xlink:actuate="onLoad"/>
    <draw:fill-image draw:name="Bitmap_20_12" draw:display-name="Bitmap 12" xlink:href="Pictures/100000000000047000000280B7F6019995663AB9.png" xlink:type="simple" xlink:show="embed" xlink:actuate="onLoad"/>
    <draw:fill-image draw:name="Bitmap_20_14" draw:display-name="Bitmap 14" xlink:href="Pictures/1000000000000355000001E0AAED8FCAF89FDC89.jpg" xlink:type="simple" xlink:show="embed" xlink:actuate="onLoad"/>
    <draw:fill-image draw:name="Bitmap_20_16" draw:display-name="Bitmap 16" xlink:href="Pictures/1000000000000355000001E0B3BF107EA90E1F4A.jpg" xlink:type="simple" xlink:show="embed" xlink:actuate="onLoad"/>
    <draw:fill-image draw:name="Bitmap_20_18" draw:display-name="Bitmap 18" xlink:href="Pictures/1000000000000355000001E0390F5A663F3CF121.jpg" xlink:type="simple" xlink:show="embed" xlink:actuate="onLoad"/>
    <draw:fill-image draw:name="Bitmap_20_19" draw:display-name="Bitmap 19" xlink:href="Pictures/1000000000000355000001E00B05C6B4CFCC4B4C.jpg" xlink:type="simple" xlink:show="embed" xlink:actuate="onLoad"/>
    <draw:fill-image draw:name="Bitmap_20_2" draw:display-name="Bitmap 2" xlink:href="Pictures/1000000000000355000001E0BAD3DE8F395AE2B0.png" xlink:type="simple" xlink:show="embed" xlink:actuate="onLoad"/>
    <draw:fill-image draw:name="Bitmap_20_20" draw:display-name="Bitmap 20" xlink:href="Pictures/1000000000000355000001E0AFEFA05256B5902A.jpg" xlink:type="simple" xlink:show="embed" xlink:actuate="onLoad"/>
    <draw:fill-image draw:name="Bitmap_20_22" draw:display-name="Bitmap 22" xlink:href="Pictures/1000000000000355000001E07F1B9DEEB6EF47DF.jpg" xlink:type="simple" xlink:show="embed" xlink:actuate="onLoad"/>
    <draw:fill-image draw:name="Bitmap_20_23" draw:display-name="Bitmap 23" xlink:href="Pictures/1000000000000355000001E0F59CF20BB909957F.jpg" xlink:type="simple" xlink:show="embed" xlink:actuate="onLoad"/>
    <draw:fill-image draw:name="Bitmap_20_24" draw:display-name="Bitmap 24" xlink:href="Pictures/1000000000000355000001E0A01A16A0FCCE6395.jpg" xlink:type="simple" xlink:show="embed" xlink:actuate="onLoad"/>
    <draw:fill-image draw:name="Bitmap_20_25" draw:display-name="Bitmap 25" xlink:href="Pictures/1000000000000355000001E028FC2609454D534F.jpg" xlink:type="simple" xlink:show="embed" xlink:actuate="onLoad"/>
    <draw:fill-image draw:name="Bitmap_20_26" draw:display-name="Bitmap 26" xlink:href="Pictures/1000000000000355000001E05DC92EC4D150F78E.jpg" xlink:type="simple" xlink:show="embed" xlink:actuate="onLoad"/>
    <draw:fill-image draw:name="Bitmap_20_27" draw:display-name="Bitmap 27" xlink:href="Pictures/1000000000000355000001E060DB773BE67AFEBB.jpg" xlink:type="simple" xlink:show="embed" xlink:actuate="onLoad"/>
    <draw:fill-image draw:name="Bitmap_20_28" draw:display-name="Bitmap 28" xlink:href="Pictures/1000000000000355000001E0853BC70ADFC6F990.jpg" xlink:type="simple" xlink:show="embed" xlink:actuate="onLoad"/>
    <draw:fill-image draw:name="Bitmap_20_29" draw:display-name="Bitmap 29" xlink:href="Pictures/1000000000000355000001E0251ACF6EDF2A4523.jpg" xlink:type="simple" xlink:show="embed" xlink:actuate="onLoad"/>
    <draw:fill-image draw:name="Bitmap_20_3" draw:display-name="Bitmap 3" xlink:href="Pictures/1000000000000355000001E06567982419E56EFF.png" xlink:type="simple" xlink:show="embed" xlink:actuate="onLoad"/>
    <draw:fill-image draw:name="Bitmap_20_30" draw:display-name="Bitmap 30" xlink:href="Pictures/1000000000000355000001E02A980B9A7EE4D6B8.jpg" xlink:type="simple" xlink:show="embed" xlink:actuate="onLoad"/>
    <draw:fill-image draw:name="Bitmap_20_32" draw:display-name="Bitmap 32" xlink:href="Pictures/1000000000000355000001E091D507D9723F2E7C.jpg" xlink:type="simple" xlink:show="embed" xlink:actuate="onLoad"/>
    <draw:fill-image draw:name="Bitmap_20_33" draw:display-name="Bitmap 33" xlink:href="Pictures/1000000000000355000001E048393F15249A1EE0.jpg" xlink:type="simple" xlink:show="embed" xlink:actuate="onLoad"/>
    <draw:fill-image draw:name="Bitmap_20_34" draw:display-name="Bitmap 34" xlink:href="Pictures/1000000000000355000001E0C3A37D4A367D8837.jpg" xlink:type="simple" xlink:show="embed" xlink:actuate="onLoad"/>
    <draw:fill-image draw:name="Bitmap_20_35" draw:display-name="Bitmap 35" xlink:href="Pictures/1000000000000355000001E0AAED8FCAF89FDC89.jpg" xlink:type="simple" xlink:show="embed" xlink:actuate="onLoad"/>
    <draw:fill-image draw:name="Bitmap_20_36" draw:display-name="Bitmap 36" xlink:href="Pictures/1000000000000355000001E02EA46DB506D5446B.jpg" xlink:type="simple" xlink:show="embed" xlink:actuate="onLoad"/>
    <draw:fill-image draw:name="Bitmap_20_4" draw:display-name="Bitmap 4" xlink:href="Pictures/1000000000000355000001E0C48B54ECFDC040DF.png" xlink:type="simple" xlink:show="embed" xlink:actuate="onLoad"/>
    <draw:fill-image draw:name="Bitmap_20_5" draw:display-name="Bitmap 5" xlink:href="Pictures/1000000000000355000001E03A9CA51726B990A5.png" xlink:type="simple" xlink:show="embed" xlink:actuate="onLoad"/>
    <draw:fill-image draw:name="Bitmap_20_8" draw:display-name="Bitmap 8" xlink:href="Pictures/1000000000000355000001E0BE9A7B7426C4FD2E.png" xlink:type="simple" xlink:show="embed" xlink:actuate="onLoad"/>
    <draw:fill-image draw:name="Bitmap_20_9" draw:display-name="Bitmap 9" xlink:href="Pictures/1000000000000355000001E09FB758B6B5A5F5A3.png" xlink:type="simple" xlink:show="embed" xlink:actuate="onLoad"/>
    <draw:fill-image draw:name="background" xlink:href="Pictures/1000000000000355000001E0E61071CA87A692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4-06T10:10:41.118832316</dc:date>
    <meta:editing-duration>PT14H58M10S</meta:editing-duration>
    <meta:editing-cycles>30</meta:editing-cycles>
    <meta:generator>LibreOffice/6.2.8.2$MacOSX_X86_64 LibreOffice_project/f82ddfca21ebc1e222a662a32b25c0c9d20169ee</meta:generator>
    <meta:document-statistic meta:object-count="191"/>
  </office:meta>
</office:document-meta>
</file>